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>
            <text:p>Pw=</text:p>
          </table:table-cell>
          <table:table-cell office:value-type="float" office:value="14">
            <text:p>14</text:p>
          </table:table-cell>
          <table:table-cell table:style-name="ce1" office:value-type="string">
            <text:p>Pr=</text:p>
          </table:table-cell>
          <table:table-cell office:value-type="float" office:value="9">
            <text:p>9</text:p>
          </table:table-cell>
          <table:table-cell table:style-name="ce1" office:value-type="string">
            <text:p>x=</text:p>
          </table:table-cell>
          <table:table-cell table:formula="of:=([.$B$2]-[.$B$1])/([.D1]-[.$B$1])" office:value-type="float" office:value="0.4">
            <text:p>0.4</text:p>
          </table:table-cell>
          <table:table-cell office:value-type="string">
            <text:p>Br=</text:p>
          </table:table-cell>
          <table:table-cell table:formula="of:=2030-157.9*[.D1]+8.292*[.D1]^2" office:value-type="float" office:value="1280.552">
            <text:p>1280.552</text:p>
          </table:table-cell>
          <table:table-cell office:value-type="string">
            <text:p>Beats/mile=</text:p>
          </table:table-cell>
          <table:table-cell table:formula="of:=[.H1]*[.F1]+[.$B$3]*(1-[.F1])" office:value-type="float" office:value="1316.4608">
            <text:p>1316.4608</text:p>
          </table:table-cell>
        </table:table-row>
        <table:table-row table:style-name="ro1">
          <table:table-cell office:value-type="string">
            <text:p>Pav=</text:p>
          </table:table-cell>
          <table:table-cell office:value-type="float" office:value="12">
            <text:p>12</text:p>
          </table:table-cell>
          <table:table-cell/>
          <table:table-cell office:value-type="float" office:value="9.5">
            <text:p>9.5</text:p>
          </table:table-cell>
          <table:table-cell/>
          <table:table-cell table:formula="of:=([.$B$2]-[.$B$1])/([.D2]-[.$B$1])" office:value-type="float" office:value="0.444444444444444">
            <text:p>0.4444444444</text:p>
          </table:table-cell>
          <table:table-cell/>
          <table:table-cell table:formula="of:=2030-157.9*[.D2]+8.292*[.D2]^2" office:value-type="float" office:value="1278.303">
            <text:p>1278.303</text:p>
          </table:table-cell>
          <table:table-cell/>
          <table:table-cell table:formula="of:=[.H2]*[.F2]+[.$B$3]*(1-[.F2])" office:value-type="float" office:value="1312.80133333333">
            <text:p>1312.8013333333</text:p>
          </table:table-cell>
        </table:table-row>
        <table:table-row table:style-name="ro1">
          <table:table-cell table:style-name="Default" office:value-type="string">
            <text:p>Bw=</text:p>
          </table:table-cell>
          <table:table-cell table:formula="of:=35310-7066*[.$B$1]+488.2*[.$B$1]^2-11.2*[.$B$1]^3" office:value-type="float" office:value="1340.4">
            <text:p>1340.4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([.$B$2]-[.$B$1])/([.D3]-[.$B$1])" office:value-type="float" office:value="0.5">
            <text:p>0.5</text:p>
          </table:table-cell>
          <table:table-cell/>
          <table:table-cell table:formula="of:=2030-157.9*[.D3]+8.292*[.D3]^2" office:value-type="float" office:value="1280.2">
            <text:p>1280.2</text:p>
          </table:table-cell>
          <table:table-cell/>
          <table:table-cell table:formula="of:=[.H3]*[.F3]+[.$B$3]*(1-[.F3])" office:value-type="float" office:value="1310.3">
            <text:p>1310.3</text:p>
          </table:table-cell>
        </table:table-row>
        <table:table-row table:style-name="ro1">
          <table:table-cell table:number-columns-repeated="3"/>
          <table:table-cell office:value-type="float" office:value="10.5">
            <text:p>10.5</text:p>
          </table:table-cell>
          <table:table-cell/>
          <table:table-cell table:formula="of:=([.$B$2]-[.$B$1])/([.D4]-[.$B$1])" office:value-type="float" office:value="0.571428571428571">
            <text:p>0.5714285714</text:p>
          </table:table-cell>
          <table:table-cell/>
          <table:table-cell table:formula="of:=2030-157.9*[.D4]+8.292*[.D4]^2" office:value-type="float" office:value="1286.243">
            <text:p>1286.243</text:p>
          </table:table-cell>
          <table:table-cell/>
          <table:table-cell table:formula="of:=[.H4]*[.F4]+[.$B$3]*(1-[.F4])" office:value-type="float" office:value="1309.45314285714">
            <text:p>1309.4531428572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/>
          <table:table-cell table:formula="of:=([.$B$2]-[.$B$1])/([.D5]-[.$B$1])" office:value-type="float" office:value="0.666666666666667">
            <text:p>0.6666666667</text:p>
          </table:table-cell>
          <table:table-cell/>
          <table:table-cell table:formula="of:=2030-157.9*[.D5]+8.292*[.D5]^2" office:value-type="float" office:value="1296.432">
            <text:p>1296.432</text:p>
          </table:table-cell>
          <table:table-cell/>
          <table:table-cell table:formula="of:=[.H5]*[.F5]+[.$B$3]*(1-[.F5])" office:value-type="float" office:value="1311.088">
            <text:p>1311.088</text:p>
          </table:table-cell>
        </table:table-row>
        <table:table-row table:style-name="ro1">
          <table:table-cell table:number-columns-repeated="3"/>
          <table:table-cell office:value-type="float" office:value="11.5">
            <text:p>11.5</text:p>
          </table:table-cell>
          <table:table-cell/>
          <table:table-cell table:formula="of:=([.$B$2]-[.$B$1])/([.D6]-[.$B$1])" office:value-type="float" office:value="0.8">
            <text:p>0.8</text:p>
          </table:table-cell>
          <table:table-cell/>
          <table:table-cell table:formula="of:=2030-157.9*[.D6]+8.292*[.D6]^2" office:value-type="float" office:value="1310.767">
            <text:p>1310.767</text:p>
          </table:table-cell>
          <table:table-cell/>
          <table:table-cell table:formula="of:=[.H6]*[.F6]+[.$B$3]*(1-[.F6])" office:value-type="float" office:value="1316.6936">
            <text:p>1316.6936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/>
          <table:table-cell table:formula="of:=([.$B$2]-[.$B$1])/([.D7]-[.$B$1])" office:value-type="float" office:value="1">
            <text:p>1</text:p>
          </table:table-cell>
          <table:table-cell/>
          <table:table-cell table:formula="of:=2030-157.9*[.D7]+8.292*[.D7]^2" office:value-type="float" office:value="1329.248">
            <text:p>1329.248</text:p>
          </table:table-cell>
          <table:table-cell/>
          <table:table-cell table:formula="of:=[.H7]*[.F7]+[.$B$3]*(1-[.F7])" office:value-type="float" office:value="1329.248">
            <text:p>1329.248</text:p>
          </table:table-cell>
        </table:table-row>
        <table:table-row table:style-name="ro1">
          <table:table-cell table:number-columns-repeated="3"/>
          <table:table-cell office:value-type="float" office:value="12.5">
            <text:p>12.5</text:p>
          </table:table-cell>
          <table:table-cell/>
          <table:table-cell table:formula="of:=([.$B$2]-[.$B$1])/([.D8]-[.$B$1])" office:value-type="float" office:value="1.33333333333333">
            <text:p>1.3333333333</text:p>
          </table:table-cell>
          <table:table-cell/>
          <table:table-cell table:formula="of:=2030-157.9*[.D8]+8.292*[.D8]^2" office:value-type="float" office:value="1351.875">
            <text:p>1351.875</text:p>
          </table:table-cell>
          <table:table-cell/>
          <table:table-cell table:formula="of:=[.H8]*[.F8]+[.$B$3]*(1-[.F8])" office:value-type="float" office:value="1355.7">
            <text:p>1355.7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/>
          <table:table-cell table:formula="of:=([.$B$2]-[.$B$1])/([.D9]-[.$B$1])" office:value-type="float" office:value="2">
            <text:p>2</text:p>
          </table:table-cell>
          <table:table-cell/>
          <table:table-cell table:formula="of:=2030-157.9*[.D9]+8.292*[.D9]^2" office:value-type="float" office:value="1378.648">
            <text:p>1378.648</text:p>
          </table:table-cell>
          <table:table-cell/>
          <table:table-cell table:formula="of:=[.H9]*[.F9]+[.$B$3]*(1-[.F9])" office:value-type="float" office:value="1416.896">
            <text:p>1416.896</text:p>
          </table:table-cell>
        </table:table-row>
        <table:table-row table:style-name="ro1">
          <table:table-cell table:number-columns-repeated="3"/>
          <table:table-cell office:value-type="float" office:value="13.5">
            <text:p>13.5</text:p>
          </table:table-cell>
          <table:table-cell/>
          <table:table-cell table:formula="of:=([.$B$2]-[.$B$1])/([.D10]-[.$B$1])" office:value-type="float" office:value="4">
            <text:p>4</text:p>
          </table:table-cell>
          <table:table-cell/>
          <table:table-cell table:formula="of:=2030-157.9*[.D10]+8.292*[.D10]^2" office:value-type="float" office:value="1409.567">
            <text:p>1409.567</text:p>
          </table:table-cell>
          <table:table-cell/>
          <table:table-cell table:formula="of:=[.H10]*[.F10]+[.$B$3]*(1-[.F10])" office:value-type="float" office:value="1617.06800000001">
            <text:p>1617.068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/>
          <table:table-cell table:formula="of:=([.$B$2]-[.$B$1])/([.D11]-[.$B$1])" office:value-type="float" office:value="0">
            <text:p>#DIV/0!</text:p>
          </table:table-cell>
          <table:table-cell/>
          <table:table-cell table:formula="of:=2030-157.9*[.D11]+8.292*[.D11]^2" office:value-type="float" office:value="1444.632">
            <text:p>1444.632</text:p>
          </table:table-cell>
          <table:table-cell/>
          <table:table-cell table:formula="of:=[.H11]*[.F11]+[.$B$3]*(1-[.F11])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.5">
            <text:p>14.5</text:p>
          </table:table-cell>
          <table:table-cell/>
          <table:table-cell table:formula="of:=([.$B$2]-[.$B$1])/([.D12]-[.$B$1])" office:value-type="float" office:value="-4">
            <text:p>-4</text:p>
          </table:table-cell>
          <table:table-cell/>
          <table:table-cell table:formula="of:=2030-157.9*[.D12]+8.292*[.D12]^2" office:value-type="float" office:value="1483.843">
            <text:p>1483.843</text:p>
          </table:table-cell>
          <table:table-cell/>
          <table:table-cell table:formula="of:=[.H12]*[.F12]+[.$B$3]*(1-[.F12])" office:value-type="float" office:value="766.62799999999">
            <text:p>766.628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/>
          <table:table-cell table:formula="of:=([.$B$2]-[.$B$1])/([.D13]-[.$B$1])" office:value-type="float" office:value="-2">
            <text:p>-2</text:p>
          </table:table-cell>
          <table:table-cell/>
          <table:table-cell table:formula="of:=2030-157.9*[.D13]+8.292*[.D13]^2" office:value-type="float" office:value="1527.2">
            <text:p>1527.2</text:p>
          </table:table-cell>
          <table:table-cell/>
          <table:table-cell table:formula="of:=[.H13]*[.F13]+[.$B$3]*(1-[.F13])" office:value-type="float" office:value="966.799999999993">
            <text:p>966.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Pw=</text:p>
          </table:table-cell>
          <table:table-cell office:value-type="float" office:value="16.5">
            <text:p>16.5</text:p>
          </table:table-cell>
          <table:table-cell office:value-type="float" office:value="16">
            <text:p>16</text:p>
          </table:table-cell>
          <table:table-cell office:value-type="float" office:value="15.5">
            <text:p>15.5</text:p>
          </table:table-cell>
          <table:table-cell office:value-type="float" office:value="15">
            <text:p>15</text:p>
          </table:table-cell>
          <table:table-cell office:value-type="float" office:value="14.5">
            <text:p>14.5</text:p>
          </table:table-cell>
          <table:table-cell table:style-name="ce2" office:value-type="float" office:value="14">
            <text:p>14</text:p>
          </table:table-cell>
          <table:table-cell office:value-type="float" office:value="13.5">
            <text:p>13.5</text:p>
          </table:table-cell>
          <table:table-cell office:value-type="float" office:value="13">
            <text:p>13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office:value-type="float" office:value="9">
            <text:p>9</text:p>
          </table:table-cell>
          <table:table-cell office:value-type="float" office:value="1296.99119999999">
            <text:p>1296.9912</text:p>
          </table:table-cell>
          <table:table-cell office:value-type="float" office:value="1313.744">
            <text:p>1313.744</text:p>
          </table:table-cell>
          <table:table-cell office:value-type="float" office:value="1321.67415384616">
            <text:p>1321.6741538462</text:p>
          </table:table-cell>
          <table:table-cell office:value-type="float" office:value="1322.776">
            <text:p>1322.776</text:p>
          </table:table-cell>
          <table:table-cell office:value-type="float" office:value="1319.76909090909">
            <text:p>1319.7690909091</text:p>
          </table:table-cell>
          <table:table-cell table:style-name="ce2" office:value-type="float" office:value="1316.4608">
            <text:p>1316.4608</text:p>
          </table:table-cell>
          <table:table-cell office:value-type="float" office:value="1318.35066666667">
            <text:p>1318.3506666667</text:p>
          </table:table-cell>
          <table:table-cell office:value-type="float" office:value="1333.688">
            <text:p>1333.688</text:p>
          </table:table-cell>
          <table:table-cell office:value-type="float" office:value="1375.436">
            <text:p>1375.436</text:p>
          </table:table-cell>
        </table:table-row>
        <table:table-row table:style-name="ro1">
          <table:table-cell table:style-name="Default" office:value-type="float" office:value="9.5">
            <text:p>9.5</text:p>
          </table:table-cell>
          <table:table-cell office:value-type="float" office:value="1293.78407142857">
            <text:p>1293.7840714286</text:p>
          </table:table-cell>
          <table:table-cell office:value-type="float" office:value="1308.95569230769">
            <text:p>1308.9556923077</text:p>
          </table:table-cell>
          <table:table-cell office:value-type="float" office:value="1316.36425">
            <text:p>1316.36425</text:p>
          </table:table-cell>
          <table:table-cell office:value-type="float" office:value="1317.71072727273">
            <text:p>1317.7107272727</text:p>
          </table:table-cell>
          <table:table-cell office:value-type="float" office:value="1315.3765">
            <text:p>1315.3765</text:p>
          </table:table-cell>
          <table:table-cell table:style-name="ce2" office:value-type="float" office:value="1312.80133333333">
            <text:p>1312.8013333333</text:p>
          </table:table-cell>
          <table:table-cell office:value-type="float" office:value="1315.144875">
            <text:p>1315.144875</text:p>
          </table:table-cell>
          <table:table-cell office:value-type="float" office:value="1330.51514285715">
            <text:p>1330.5151428572</text:p>
          </table:table-cell>
          <table:table-cell office:value-type="float" office:value="1372.4255">
            <text:p>1372.4255</text:p>
          </table:table-cell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ce2" office:value-type="float" office:value="1292.95384615384">
            <text:p>1292.9538461538</text:p>
          </table:table-cell>
          <table:table-cell office:value-type="float" office:value="1306.13333333333">
            <text:p>1306.1333333333</text:p>
          </table:table-cell>
          <table:table-cell office:value-type="float" office:value="1312.72727272728">
            <text:p>1312.7272727273</text:p>
          </table:table-cell>
          <table:table-cell office:value-type="float" office:value="1314.12">
            <text:p>1314.12</text:p>
          </table:table-cell>
          <table:table-cell office:value-type="float" office:value="1312.31111111111">
            <text:p>1312.3111111111</text:p>
          </table:table-cell>
          <table:table-cell table:style-name="ce2" office:value-type="float" office:value="1310.3">
            <text:p>1310.3</text:p>
          </table:table-cell>
          <table:table-cell office:value-type="float" office:value="1312.8">
            <text:p>1312.8</text:p>
          </table:table-cell>
          <table:table-cell office:value-type="float" office:value="1327.66666666667">
            <text:p>1327.6666666667</text:p>
          </table:table-cell>
          <table:table-cell office:value-type="float" office:value="1369.04">
            <text:p>1369.04</text:p>
          </table:table-cell>
        </table:table-row>
        <table:table-row table:style-name="ro1">
          <table:table-cell table:style-name="Default" office:value-type="float" office:value="10.5">
            <text:p>10.5</text:p>
          </table:table-cell>
          <table:table-cell office:value-type="float" office:value="1295.09475">
            <text:p>1295.09475</text:p>
          </table:table-cell>
          <table:table-cell table:style-name="ce2" office:value-type="float" office:value="1305.81309090909">
            <text:p>1305.8130909091</text:p>
          </table:table-cell>
          <table:table-cell table:style-name="ce2" office:value-type="float" office:value="1311.2651">
            <text:p>1311.2651</text:p>
          </table:table-cell>
          <table:table-cell table:style-name="ce2" office:value-type="float" office:value="1312.49533333333">
            <text:p>1312.4953333333</text:p>
          </table:table-cell>
          <table:table-cell table:style-name="ce2" office:value-type="float" office:value="1311.070625">
            <text:p>1311.070625</text:p>
          </table:table-cell>
          <table:table-cell table:style-name="ce2" office:value-type="float" office:value="1309.45314285714">
            <text:p>1309.4531428571</text:p>
          </table:table-cell>
          <table:table-cell table:style-name="ce2" office:value-type="float" office:value="1311.7465">
            <text:p>1311.7465</text:p>
          </table:table-cell>
          <table:table-cell table:style-name="ce2" office:value-type="float" office:value="1325.3372">
            <text:p>1325.3372</text:p>
          </table:table-cell>
          <table:table-cell table:style-name="ce2" office:value-type="float" office:value="1364.99825">
            <text:p>1364.99825</text:p>
          </table:table-cell>
        </table:table-row>
        <table:table-row table:style-name="ro1">
          <table:table-cell table:style-name="Default" office:value-type="float" office:value="11">
            <text:p>11</text:p>
          </table:table-cell>
          <table:table-cell office:value-type="float" office:value="1301.01709090909">
            <text:p>1301.0170909091</text:p>
          </table:table-cell>
          <table:table-cell office:value-type="float" office:value="1308.7456">
            <text:p>1308.7456</text:p>
          </table:table-cell>
          <table:table-cell office:value-type="float" office:value="1312.70266666667">
            <text:p>1312.7026666667</text:p>
          </table:table-cell>
          <table:table-cell office:value-type="float" office:value="1313.574">
            <text:p>1313.574</text:p>
          </table:table-cell>
          <table:table-cell office:value-type="float" office:value="1312.43714285714">
            <text:p>1312.4371428571</text:p>
          </table:table-cell>
          <table:table-cell table:style-name="ce2" office:value-type="float" office:value="1311.088">
            <text:p>1311.088</text:p>
          </table:table-cell>
          <table:table-cell office:value-type="float" office:value="1312.7592">
            <text:p>1312.7592</text:p>
          </table:table-cell>
          <table:table-cell office:value-type="float" office:value="1323.916">
            <text:p>1323.916</text:p>
          </table:table-cell>
          <table:table-cell office:value-type="float" office:value="1359.644">
            <text:p>1359.644</text:p>
          </table:table-cell>
        </table:table-row>
        <table:table-row table:style-name="ro1">
          <table:table-cell table:style-name="Default" office:value-type="string">
            <text:p>Pr= <text:s text:c="9"/>11.5</text:p>
          </table:table-cell>
          <table:table-cell office:value-type="float" office:value="1311.8553">
            <text:p>1311.8553</text:p>
          </table:table-cell>
          <table:table-cell office:value-type="float" office:value="1316.01511111111">
            <text:p>1316.0151111111</text:p>
          </table:table-cell>
          <table:table-cell office:value-type="float" office:value="1318.127375">
            <text:p>1318.127375</text:p>
          </table:table-cell>
          <table:table-cell office:value-type="float" office:value="1318.51457142857">
            <text:p>1318.5145714286</text:p>
          </table:table-cell>
          <table:table-cell office:value-type="float" office:value="1317.71416666667">
            <text:p>1317.7141666667</text:p>
          </table:table-cell>
          <table:table-cell table:style-name="ce2" office:value-type="float" office:value="1316.6936">
            <text:p>1316.6936</text:p>
          </table:table-cell>
          <table:table-cell office:value-type="float" office:value="1317.38775">
            <text:p>1317.38775</text:p>
          </table:table-cell>
          <table:table-cell office:value-type="float" office:value="1324.31133333334">
            <text:p>1324.3113333333</text:p>
          </table:table-cell>
          <table:table-cell office:value-type="float" office:value="1351.0085">
            <text:p>1351.0085</text:p>
          </table:table-cell>
        </table:table-row>
        <table:table-row table:style-name="ro1">
          <table:table-cell table:style-name="Default" office:value-type="float" office:value="12">
            <text:p>12</text:p>
          </table:table-cell>
          <table:table-cell table:number-columns-repeated="5" office:value-type="float" office:value="1329.248">
            <text:p>1329.248</text:p>
          </table:table-cell>
          <table:table-cell table:style-name="ce2" office:value-type="float" office:value="1329.248">
            <text:p>1329.248</text:p>
          </table:table-cell>
          <table:table-cell table:number-columns-repeated="3" office:value-type="float" office:value="1329.248">
            <text:p>1329.248</text:p>
          </table:table-cell>
        </table:table-row>
        <table:table-row table:style-name="ro1" table:number-rows-repeated="2">
          <table:table-cell table:style-name="Default"/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4/10/2016</text:date>, <text:time>07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09T09:36:47.32</meta:creation-date>
    <dc:date>2016-04-10T07:33:44.47</dc:date>
    <dc:creator>James Lombardi</dc:creator>
    <meta:editing-duration>PT2H12M58S</meta:editing-duration>
    <meta:editing-cycles>7</meta:editing-cycles>
    <meta:generator>OpenOffice/4.1.0$Win32 OpenOffice.org_project/410m18$Build-9764</meta:generator>
    <meta:document-statistic meta:table-count="3" meta:cell-count="142" meta:object-count="0"/>
  </office:meta>
</office:document-meta>
</file>